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3:.M3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4:.M4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5:.M5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7:.M7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M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 style:data-style-name="N2" text:time-value="0000-00-00T00:00:03.10343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4-03-06T15:16:53.481971635</dc:date>
    <dc:creator>jcb </dc:creator>
    <meta:editing-duration>PT3H22M32S</meta:editing-duration>
    <meta:editing-cycles>7</meta:editing-cycles>
    <meta:generator>LibreOffice/4.1.3.2$Linux_X86_64 LibreOffice_project/410m0$Build-2</meta:generator>
    <meta:document-statistic meta:table-count="1" meta:cell-count="126" meta:object-count="0"/>
  </office:meta>
</office:document-meta>
</file>